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svg:stroke-width="0.102cm" draw:marker-start="Symmetric_20_Arrow" draw:marker-start-width="0.4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32cm" svg:height="2.911cm" svg:x="3.168cm" svg:y="4.629cm">
          <text:p text:style-name="P2"/>
        </draw:ellipse>
        <draw:frame draw:style-name="gr2" draw:text-style-name="P3" draw:layer="layout" svg:width="2.648cm" svg:height="0.725cm" svg:x="3.983cm" svg:y="5.092cm">
          <draw:text-box>
            <text:p text:style-name="P2"><text:span text:style-name="T1">Client 1 NS</text:span></text:p>
          </draw:text-box>
        </draw:frame>
        <draw:frame draw:style-name="gr2" draw:text-style-name="P3" draw:layer="layout" svg:width="2.648cm" svg:height="0.725cm" svg:x="13.251cm" svg:y="4.884cm">
          <draw:text-box>
            <text:p text:style-name="P2"><text:span text:style-name="T1">Client 2 NS</text:span></text:p>
          </draw:text-box>
        </draw:frame>
        <draw:frame draw:style-name="gr2" draw:text-style-name="P3" draw:layer="layout" svg:width="2.458cm" svg:height="0.725cm" svg:x="9.087cm" svg:y="10.224cm">
          <draw:text-box>
            <text:p text:style-name="P2"><text:span text:style-name="T1">Server NS</text:span></text:p>
          </draw:text-box>
        </draw:frame>
        <draw:ellipse draw:style-name="gr1" draw:text-style-name="P1" draw:layer="layout" svg:width="6.99cm" svg:height="3.434cm" svg:x="6.833cm" svg:y="7.745cm">
          <text:p text:style-name="P2"/>
        </draw:ellipse>
        <draw:ellipse draw:style-name="gr1" draw:text-style-name="P1" draw:layer="layout" svg:width="4.32cm" svg:height="2.911cm" svg:x="12.305cm" svg:y="4.552cm">
          <text:p text:style-name="P2"/>
        </draw:ellipse>
        <draw:rect draw:style-name="gr3" draw:text-style-name="P5" draw:id="id4" draw:layer="layout" svg:width="1.257cm" svg:height="0.785cm" svg:x="8.718cm" svg:y="8.169cm">
          <text:p text:style-name="P4"><text:span text:style-name="T2">Lock A</text:span></text:p>
        </draw:rect>
        <draw:rect draw:style-name="gr3" draw:text-style-name="P5" draw:id="id2" draw:layer="layout" svg:width="1.257cm" svg:height="0.785cm" svg:x="7.462cm" svg:y="9.164cm">
          <text:p text:style-name="P4"><text:span text:style-name="T2">Lock B</text:span></text:p>
        </draw:rect>
        <draw:rect draw:style-name="gr3" draw:text-style-name="P5" draw:id="id5" draw:layer="layout" svg:width="1.257cm" svg:height="0.785cm" svg:x="11.076cm" svg:y="8.694cm">
          <text:p text:style-name="P4"><text:span text:style-name="T2">Lock C</text:span></text:p>
        </draw:rect>
        <draw:rect draw:style-name="gr3" draw:text-style-name="P5" draw:id="id3" draw:layer="layout" svg:width="1.257cm" svg:height="0.785cm" svg:x="5.735cm" svg:y="5.893cm">
          <text:p text:style-name="P4"><text:span text:style-name="T2">Lock A</text:span></text:p>
        </draw:rect>
        <draw:rect draw:style-name="gr3" draw:text-style-name="P5" draw:id="id1" draw:layer="layout" svg:width="1.257cm" svg:height="0.785cm" svg:x="4.085cm" svg:y="6.232cm">
          <text:p text:style-name="P4"><text:span text:style-name="T2">Lock B</text:span></text:p>
        </draw:rect>
        <draw:rect draw:style-name="gr3" draw:text-style-name="P5" draw:layer="layout" svg:width="1.257cm" svg:height="0.785cm" svg:x="12.936cm" svg:y="5.919cm">
          <text:p text:style-name="P4"><text:span text:style-name="T2">Lock C</text:span></text:p>
        </draw:rect>
        <draw:connector draw:style-name="gr4" draw:text-style-name="P1" draw:layer="layout" draw:type="curve" svg:x1="4.713cm" svg:y1="7.017cm" svg:x2="7.462cm" svg:y2="9.556cm" draw:start-shape="id1" draw:start-glue-point="2" draw:end-shape="id2" draw:end-glue-point="3" svg:d="m4713 7017c0 1693 916 2539 2749 2539">
          <text:p text:style-name="P2"/>
        </draw:connector>
        <draw:connector draw:style-name="gr4" draw:text-style-name="P1" draw:layer="layout" draw:type="curve" svg:x1="6.992cm" svg:y1="6.285cm" svg:x2="8.718cm" svg:y2="8.561cm" draw:start-shape="id3" draw:start-glue-point="1" draw:end-shape="id4" draw:end-glue-point="3" svg:d="m6992 6285c1294 0 432 2276 1726 2276">
          <text:p text:style-name="P2"/>
        </draw:connector>
        <draw:connector draw:style-name="gr4" draw:text-style-name="P1" draw:layer="layout" draw:type="curve" svg:x1="13.538cm" svg:y1="6.756cm" svg:x2="11.704cm" svg:y2="8.694cm" draw:end-shape="id5" draw:end-glue-point="0" svg:d="m13538 6756c0 1078-1834 110-1834 1938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Feiyi Wang</meta:initial-creator>
    <meta:creation-date>2008-11-03T17:16:03</meta:creation-date>
    <dc:creator>Feiyi Wang</dc:creator>
    <dc:date>2008-11-03T17:26:20</dc:date>
    <meta:editing-cycles>2</meta:editing-cycles>
    <meta:editing-duration>PT4M26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